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545ca" officeooo:paragraph-rsid="000545ca" style:font-size-asian="16pt" style:font-size-complex="16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te table salesman(salesman_id int,name varchar(20),city varchar(20),commision varchar(20));</text:p>
      <text:p text:style-name="P1">Query OK, 0 rows affected (0.86 sec)</text:p>
      <text:p text:style-name="P1"/>
      <text:p text:style-name="P1">mysql&gt; insert into salesman values(5001,'James Hoog','New York',0.15);</text:p>
      <text:p text:style-name="P1">Query OK, 1 row affected (0.17 sec)</text:p>
      <text:p text:style-name="P1"/>
      <text:p text:style-name="P1">mysql&gt; insert into salesman values(5002,'Nail Knite','Paris',0.13);</text:p>
      <text:p text:style-name="P1">Query OK, 1 row affected (0.04 sec)</text:p>
      <text:p text:style-name="P1"/>
      <text:p text:style-name="P1">mysql&gt; insert into salesman values(5003,'Pit Alex','London',0.11);</text:p>
      <text:p text:style-name="P1">Query OK, 1 row affected (0.03 sec)</text:p>
      <text:p text:style-name="P1"/>
      <text:p text:style-name="P1">mysql&gt; insert into salesman values(5005,'Mc Lyon','Paris',0.14);</text:p>
      <text:p text:style-name="P1">Query OK, 1 row affected (0.03 sec)</text:p>
      <text:p text:style-name="P1"/>
      <text:p text:style-name="P1">mysql&gt; insert into salesman values(5006,'Paul Adam','Rome',0.13);</text:p>
      <text:p text:style-name="P1">Query OK, 1 row affected (0.04 sec)</text:p>
      <text:p text:style-name="P1"/>
      <text:p text:style-name="P1">mysql&gt; insert into salesman values(5007,'Lauson Hen','San Joe',0.12);</text:p>
      <text:p text:style-name="P1">Query OK, 1 row affected (0.04 sec)</text:p>
      <text:p text:style-name="P1"/>
      <text:p text:style-name="P1">mysql&gt; create table customer(cust_id int,cust_name varchar(20),city varchar(20),grade int,salesman_id int);</text:p>
      <text:p text:style-name="P1">Query OK, 0 rows affected (0.26 sec)</text:p>
      <text:p text:style-name="P1"/>
      <text:p text:style-name="P1">mysql&gt; insert into customer values(3002,'Nick Rimando','New York',100,5001);</text:p>
      <text:p text:style-name="P1">Query OK, 1 row affected (0.04 sec)</text:p>
      <text:p text:style-name="P1"/>
      <text:p text:style-name="P1">mysql&gt; insert into customer values(3007,'Brad Davis','New York',200,5001);</text:p>
      <text:p text:style-name="P1">Query OK, 1 row affected (0.04 sec)</text:p>
      <text:p text:style-name="P1"/>
      <text:p text:style-name="P1">mysql&gt; insert into customer values(3005,'Graham Zusi','California',200,5002);</text:p>
      <text:p text:style-name="P1">Query OK, 1 row affected (0.03 sec)</text:p>
      <text:p text:style-name="P1"/>
      <text:p text:style-name="P1"><text:soft-page-break/>mysql&gt; insert into customer values(3008,'Julian Green','London',300,5002);</text:p>
      <text:p text:style-name="P1">Query OK, 1 row affected (0.04 sec)</text:p>
      <text:p text:style-name="P1"/>
      <text:p text:style-name="P1">mysql&gt; insert into customer values(3004,'Fabian Johnson','Paris',300,5006);</text:p>
      <text:p text:style-name="P1">Query OK, 1 row affected (0.04 sec)</text:p>
      <text:p text:style-name="P1"/>
      <text:p text:style-name="P1">mysql&gt; insert into customer values(3009,'Geoff Cameron','Berlin',100,5003);</text:p>
      <text:p text:style-name="P1">Query OK, 1 row affected (0.08 sec)</text:p>
      <text:p text:style-name="P1"/>
      <text:p text:style-name="P1">mysql&gt; insert into customer values(3003,'Jozy Altidor','Moscow',200,5007);</text:p>
      <text:p text:style-name="P1">Query OK, 1 row affected (0.03 sec)</text:p>
      <text:p text:style-name="P1"/>
      <text:p text:style-name="P1">mysql&gt; insert into customer values(3001,'Brad Guzan','London',100,5005);</text:p>
      <text:p text:style-name="P1">Query OK, 1 row affected (0.04 sec)</text:p>
      <text:p text:style-name="P1"/>
      <text:p text:style-name="P1">mysql&gt; select * from customer;</text:p>
      <text:p text:style-name="P1">+---------+----------------+------------+-------+-------------+</text:p>
      <text:p text:style-name="P1">| cust_id | cust_name <text:s text:c="5"/>| city <text:s text:c="6"/>| grade | salesman_id |</text:p>
      <text:p text:style-name="P1">+---------+----------------+------------+-------+-------------+</text:p>
      <text:p text:style-name="P1">| <text:s text:c="3"/>3002 | Nick Rimando <text:s text:c="2"/>| New York <text:s text:c="2"/>| <text:s text:c="2"/>100 | <text:s text:c="7"/>5001 |</text:p>
      <text:p text:style-name="P1">| <text:s text:c="3"/>3007 | Brad Davis <text:s text:c="4"/>| New York <text:s text:c="2"/>| <text:s text:c="2"/>200 | <text:s text:c="7"/>5001 |</text:p>
      <text:p text:style-name="P1">| <text:s text:c="3"/>3005 | Graham Zusi <text:s text:c="3"/>| California | <text:s text:c="2"/>200 | <text:s text:c="7"/>5002 |</text:p>
      <text:p text:style-name="P1">| <text:s text:c="3"/>3008 | Julian Green <text:s text:c="2"/>| London <text:s text:c="4"/>| <text:s text:c="2"/>300 | <text:s text:c="7"/>5002 |</text:p>
      <text:p text:style-name="P1">| <text:s text:c="3"/>3004 | Fabian Johnson | Paris <text:s text:c="5"/>| <text:s text:c="2"/>300 | <text:s text:c="7"/>5006 |</text:p>
      <text:p text:style-name="P1">| <text:s text:c="3"/>3009 | Geoff Cameron <text:s/>| Berlin <text:s text:c="4"/>| <text:s text:c="2"/>100 | <text:s text:c="7"/>5003 |</text:p>
      <text:p text:style-name="P1">| <text:s text:c="3"/>3003 | Jozy Altidor <text:s text:c="2"/>| Moscow <text:s text:c="4"/>| <text:s text:c="2"/>200 | <text:s text:c="7"/>5007 |</text:p>
      <text:p text:style-name="P1">| <text:s text:c="3"/>3001 | Brad Guzan <text:s text:c="4"/>| London <text:s text:c="4"/>| <text:s text:c="2"/>100 | <text:s text:c="7"/>5005 |</text:p>
      <text:p text:style-name="P1">+---------+----------------+------------+-------+-------------+</text:p>
      <text:p text:style-name="P1">8 rows in set (0.00 sec)</text:p>
      <text:p text:style-name="P1"/>
      <text:p text:style-name="P1">mysql&gt; create view newyorkstaff as select * from salesman where city='New York'; </text:p>
      <text:p text:style-name="P1">Query OK, 0 rows affected (0.10 sec)</text:p>
      <text:p text:style-name="P1"/>
      <text:p text:style-name="P1">mysql&gt; select * from newyorkstaff;</text:p>
      <text:p text:style-name="P1"><text:soft-page-break/>+-------------+------------+----------+-----------+</text:p>
      <text:p text:style-name="P1">| salesman_id | name <text:s text:c="6"/>| city <text:s text:c="4"/>| commision |</text:p>
      <text:p text:style-name="P1">+-------------+------------+----------+-----------+</text:p>
      <text:p text:style-name="P1">| <text:s text:c="7"/>5001 | James Hoog | New York | 0.15 <text:s text:c="5"/>|</text:p>
      <text:p text:style-name="P1">+-------------+------------+----------+-----------+</text:p>
      <text:p text:style-name="P1">1 row in set (0.02 sec)</text:p>
      <text:p text:style-name="P1"/>
      <text:p text:style-name="P1">mysql&gt; create view gradecount(grade,number)as select grade,count(*) from cutomer group by grade;</text:p>
      <text:p text:style-name="P1">Query OK, 0 rows affected (0.05 sec)</text:p>
      <text:p text:style-name="P1"/>
      <text:p text:style-name="P1">mysql&gt; select * from gradecount;</text:p>
      <text:p text:style-name="P1">+-------+--------+</text:p>
      <text:p text:style-name="P1">| grade | number |</text:p>
      <text:p text:style-name="P1">+-------+--------+</text:p>
      <text:p text:style-name="P1">| <text:s text:c="2"/>100 | <text:s text:c="5"/>3 |</text:p>
      <text:p text:style-name="P1">| <text:s text:c="2"/>200 | <text:s text:c="5"/>3 |</text:p>
      <text:p text:style-name="P1">| <text:s text:c="2"/>300 | <text:s text:c="5"/>2 |</text:p>
      <text:p text:style-name="P1">+-------+--------+</text:p>
      <text:p text:style-name="P1">3 rows in set (0.07 sec)</text:p>
      <text:p text:style-name="P1"/>
      <text:p text:style-name="P1">mysql&gt; create table orders(ord_no int,purch_amt float,ord_date date,cust_id int,salesman_id int);</text:p>
      <text:p text:style-name="P1">Query OK, 0 rows affected (0.53 sec)</text:p>
      <text:p text:style-name="P1"/>
      <text:p text:style-name="P1">mysql&gt; insert into orders values(70002,65.26,'2012-10-05',3002,5001);</text:p>
      <text:p text:style-name="P1">Query OK, 1 row affected (0.03 sec)</text:p>
      <text:p text:style-name="P1"/>
      <text:p text:style-name="P1">mysql&gt; insert into orders values(70004,110.5,'2012-08-17',3009,5003);</text:p>
      <text:p text:style-name="P1">Query OK, 1 row affected (0.03 sec)</text:p>
      <text:p text:style-name="P1"/>
      <text:p text:style-name="P1">mysql&gt; insert into orders values(70007,948.5,'2012-09-10',3005,5002);</text:p>
      <text:p text:style-name="P1">Query OK, 1 row affected (0.03 sec)</text:p>
      <text:p text:style-name="P1"/>
      <text:p text:style-name="P1">mysql&gt; insert into orders values(70005,2400.6,'2012-07-27',3007,5001);</text:p>
      <text:p text:style-name="P1">Query OK, 1 row affected (0.05 sec)</text:p>
      <text:p text:style-name="P1"/>
      <text:p text:style-name="P1">mysql&gt; insert into orders values(70008,5760,'2012-09-10',3002,5001);</text:p>
      <text:p text:style-name="P1">Query OK, 1 row affected (0.03 sec)</text:p>
      <text:p text:style-name="P1"><text:soft-page-break/></text:p>
      <text:p text:style-name="P1">mysql&gt; insert into orders values(70010,1983.43,'2012-10-10',3009,5003);</text:p>
      <text:p text:style-name="P1">Query OK, 1 row affected (0.05 sec)</text:p>
      <text:p text:style-name="P1"/>
      <text:p text:style-name="P1">mysql&gt; insert into orders values(70003,2480.4,'2012-08-17',3009,5003);</text:p>
      <text:p text:style-name="P1">Query OK, 1 row affected (0.04 sec)</text:p>
      <text:p text:style-name="P1"/>
      <text:p text:style-name="P1">mysql&gt; insert into orders values(70012,250.45,'2012-08-17',3003,5007);</text:p>
      <text:p text:style-name="P1">Query OK, 1 row affected (0.03 sec)</text:p>
      <text:p text:style-name="P1"/>
      <text:p text:style-name="P1">mysql&gt; insert into orders values(70011,75.29,'2012-08-17',3008,5007);</text:p>
      <text:p text:style-name="P1">Query OK, 1 row affected (0.04 sec)</text:p>
      <text:p text:style-name="P1"/>
      <text:p text:style-name="P1">mysql&gt; insert into orders values(70013,3045.6,'2012-04-25',3002,5001);</text:p>
      <text:p text:style-name="P1">Query OK, 1 row affected (0.04 sec)</text:p>
      <text:p text:style-name="P1"/>
      <text:p text:style-name="P1">mysql&gt; select * from orders;</text:p>
      <text:p text:style-name="P1">+--------+-----------+------------+---------+-------------+</text:p>
      <text:p text:style-name="P1">| ord_no | purch_amt | ord_date <text:s text:c="2"/>| cust_id | salesman_id |</text:p>
      <text:p text:style-name="P1">+--------+-----------+------------+---------+-------------+</text:p>
      <text:p text:style-name="P1">| <text:s/>70001 | <text:s text:c="4"/>105.5 | 2012-10-05 | <text:s text:c="3"/>3005 | <text:s text:c="7"/>5002 |</text:p>
      <text:p text:style-name="P1">| <text:s/>70009 | <text:s text:c="4"/>270.6 | 2012-09-10 | <text:s text:c="3"/>3001 | <text:s text:c="7"/>5005 |</text:p>
      <text:p text:style-name="P1">| <text:s/>70002 | <text:s text:c="4"/>65.26 | 2012-10-05 | <text:s text:c="3"/>3002 | <text:s text:c="7"/>5001 |</text:p>
      <text:p text:style-name="P1">| <text:s/>70004 | <text:s text:c="4"/>110.5 | 2012-08-17 | <text:s text:c="3"/>3009 | <text:s text:c="7"/>5003 |</text:p>
      <text:p text:style-name="P1">| <text:s/>70007 | <text:s text:c="4"/>948.5 | 2012-09-10 | <text:s text:c="3"/>3005 | <text:s text:c="7"/>5002 |</text:p>
      <text:p text:style-name="P1">| <text:s/>70005 | <text:s text:c="3"/>2400.6 | 2012-07-27 | <text:s text:c="3"/>3007 | <text:s text:c="7"/>5001 |</text:p>
      <text:p text:style-name="P1">| <text:s/>70008 | <text:s text:c="5"/>5760 | 2012-09-10 | <text:s text:c="3"/>3002 | <text:s text:c="7"/>5001 |</text:p>
      <text:p text:style-name="P1">| <text:s/>70010 | <text:s text:c="2"/>1983.43 | 2012-10-10 | <text:s text:c="3"/>3009 | <text:s text:c="7"/>5003 |</text:p>
      <text:p text:style-name="P1">| <text:s/>70003 | <text:s text:c="3"/>2480.4 | 2012-08-17 | <text:s text:c="3"/>3009 | <text:s text:c="7"/>5003 |</text:p>
      <text:p text:style-name="P1">| <text:s/>70012 | <text:s text:c="3"/>250.45 | 2012-08-17 | <text:s text:c="3"/>3003 | <text:s text:c="7"/>5007 |</text:p>
      <text:p text:style-name="P1">| <text:s/>70011 | <text:s text:c="4"/>75.29 | 2012-08-17 | <text:s text:c="3"/>3008 | <text:s text:c="7"/>5007 |</text:p>
      <text:p text:style-name="P1">| <text:s/>70013 | <text:s text:c="3"/>3045.6 | 2012-04-25 | <text:s text:c="3"/>3002 | <text:s text:c="7"/>5001 |</text:p>
      <text:p text:style-name="P1">+--------+-----------+------------+---------+-------------+</text:p>
      <text:p text:style-name="P1">12 rows in set (0.01 sec)</text:p>
      <text:p text:style-name="P1"/>
      <text:p text:style-name="P1">mysql&gt; create view total_for_day as select ord_date,count(distinct cust_id),avg(purch_amt),sum(purch_amt)from orders group by ord_date;</text:p>
      <text:p text:style-name="P1">Query OK, 0 rows affected (0.04 sec)</text:p>
      <text:p text:style-name="P1"/>
      <text:p text:style-name="P1"><text:soft-page-break/>mysql&gt; select * from total_for_day;</text:p>
      <text:p text:style-name="P1">+------------+-------------------------+--------------------+--------------------+</text:p>
      <text:p text:style-name="P1">| ord_date <text:s text:c="2"/>| count(distinct cust_id) | avg(purch_amt) <text:s text:c="4"/>| sum(purch_amt) <text:s text:c="4"/>|</text:p>
      <text:p text:style-name="P1">+------------+-------------------------+--------------------+--------------------+</text:p>
      <text:p text:style-name="P1">| 2012-04-25 | <text:s text:c="22"/>1 | <text:s text:c="2"/>3045.60009765625 | <text:s text:c="2"/>3045.60009765625 |</text:p>
      <text:p text:style-name="P1">| 2012-07-27 | <text:s text:c="22"/>1 | <text:s text:c="2"/>2400.60009765625 | <text:s text:c="2"/>2400.60009765625 |</text:p>
      <text:p text:style-name="P1">| 2012-08-17 | <text:s text:c="22"/>3 | <text:s/>729.1599750518799 | 2916.6399002075195 |</text:p>
      <text:p text:style-name="P1">| 2012-09-10 | <text:s text:c="22"/>3 | <text:s/>2326.366668701172 | <text:s/>6979.100006103516 |</text:p>
      <text:p text:style-name="P1">| 2012-10-05 | <text:s text:c="22"/>2 | <text:s/>85.38000106811523 | 170.76000213623047 |</text:p>
      <text:p text:style-name="P1">| 2012-10-10 | <text:s text:c="22"/>1 | 1983.4300537109375 | 1983.4300537109375 |</text:p>
      <text:p text:style-name="P1">+------------+-------------------------+--------------------+--------------------+</text:p>
      <text:p text:style-name="P1">6 rows in set (0.00 sec)</text:p>
      <text:p text:style-name="P1"/>
      <text:p text:style-name="P1">mysql&gt; create view Sorder as select salesman_id,ord_no,cust_id from orders where ord_date in('2012-08-17','2012-10-10');</text:p>
      <text:p text:style-name="P1">Query OK, 0 rows affected (0.04 sec)</text:p>
      <text:p text:style-name="P1"/>
      <text:p text:style-name="P1">mysql&gt; select * from Sorder;</text:p>
      <text:p text:style-name="P1">+-------------+--------+---------+</text:p>
      <text:p text:style-name="P1">| salesman_id | ord_no | cust_id |</text:p>
      <text:p text:style-name="P1">+-------------+--------+---------+</text:p>
      <text:p text:style-name="P1">| <text:s text:c="7"/>5003 | <text:s/>70004 | <text:s text:c="3"/>3009 |</text:p>
      <text:p text:style-name="P1">| <text:s text:c="7"/>5003 | <text:s/>70010 | <text:s text:c="3"/>3009 |</text:p>
      <text:p text:style-name="P1">| <text:s text:c="7"/>5003 | <text:s/>70003 | <text:s text:c="3"/>3009 |</text:p>
      <text:p text:style-name="P1">| <text:s text:c="7"/>5007 | <text:s/>70012 | <text:s text:c="3"/>3003 |</text:p>
      <text:p text:style-name="P1">| <text:s text:c="7"/>5007 | <text:s/>70011 | <text:s text:c="3"/>3008 |</text:p>
      <text:p text:style-name="P1">+-------------+--------+---------+</text:p>
      <text:p text:style-name="P1">5 rows in set (0.00 sec)</text:p>
      <text:p text:style-name="P1"/>
      <text:p text:style-name="P1">mysql&gt; create view Elitsalesman as select b.ord_date,a.salesman_id,a.name from salesman a,orders b where <text:soft-page-break/>a.salesman_id=b.salesman_id and b.purch_amt=(select max(purch_amt)from orders c where c.ord_date=b.ord_date);</text:p>
      <text:p text:style-name="P1">Query OK, 0 rows affected (0.04 sec)</text:p>
      <text:p text:style-name="P1"/>
      <text:p text:style-name="P1">mysql&gt; select * from Elitsalesman;</text:p>
      <text:p text:style-name="P1">+------------+-------------+------------+</text:p>
      <text:p text:style-name="P1">| ord_date <text:s text:c="2"/>| salesman_id | name <text:s text:c="6"/>|</text:p>
      <text:p text:style-name="P1">+------------+-------------+------------+</text:p>
      <text:p text:style-name="P1">| 2012-10-05 | <text:s text:c="7"/>5002 | Nail Knite |</text:p>
      <text:p text:style-name="P1">| 2012-07-27 | <text:s text:c="7"/>5001 | James Hoog |</text:p>
      <text:p text:style-name="P1">| 2012-09-10 | <text:s text:c="7"/>5001 | James Hoog |</text:p>
      <text:p text:style-name="P1">| 2012-10-10 | <text:s text:c="7"/>5003 | Pit Alex <text:s text:c="2"/>|</text:p>
      <text:p text:style-name="P1">| 2012-08-17 | <text:s text:c="7"/>5003 | Pit Alex <text:s text:c="2"/>|</text:p>
      <text:p text:style-name="P1">| 2012-04-25 | <text:s text:c="7"/>5001 | James Hoog |</text:p>
      <text:p text:style-name="P1">+------------+-------------+------------+</text:p>
      <text:p text:style-name="P1">6 rows in set (0.06 sec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12T14:53:33.588370665</meta:creation-date>
    <dc:date>2024-03-12T15:02:08.809000214</dc:date>
    <meta:editing-duration>PT8M37S</meta:editing-duration>
    <meta:editing-cycles>1</meta:editing-cycles>
    <meta:document-statistic meta:table-count="0" meta:image-count="0" meta:object-count="0" meta:page-count="6" meta:paragraph-count="147" meta:word-count="1083" meta:character-count="7772" meta:non-whitespace-character-count="6280"/>
    <meta:generator>LibreOffice/5.1.6.2$Linux_X86_64 LibreOffice_project/10m0$Build-2</meta:generator>
  </office:meta>
</office:document-meta>
</file>